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756cm" svg:height="8.3cm" svg:x="0.04cm" svg:y="1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7-25T16:20:58.310398987</dc:date>
    <meta:editing-duration>PT3M11S</meta:editing-duration>
    <meta:editing-cycles>23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interval-major="0.5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757cm" svg:height="8.301cm" xlink:href="." xlink:type="simple" chart:class="chart:scatter" chart:style-name="ch1">
        <chart:plot-area chart:style-name="ch2" chart:data-source-has-labels="both" svg:x="0.295cm" svg:y="0.166cm" svg:width="14.167cm" svg:height="7.969cm">
          <chart:coordinate-region svg:x="0.837cm" svg:y="0.365cm" svg:width="13.531cm" svg:height="7.571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70710678118655">
                <text:p>2.707106781186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60698723893779">
                <text:p>2.606987238937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4853855196938">
                <text:p>2.4853855196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2.34400964282085">
                <text:p>2.344009642820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2.18474058942512">
                <text:p>2.18474058942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2.00960401392569">
                <text:p>2.009604013925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82074021674288">
                <text:p>1.82074021674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62037284407954">
                <text:p>1.62037284407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41077679873505">
                <text:p>1.41077679873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19424585626075">
                <text:p>1.194245856260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973060483385296">
                <text:p>0.9730604833852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749456350475237">
                <text:p>0.749456350475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525594016940583">
                <text:p>0.5255940169405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303530248155606">
                <text:p>0.3035302481556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0851913949715068">
                <text:p>0.0851913949715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127650767310948">
                <text:p>-0.1276507673109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333400384017236">
                <text:p>-0.3334003840172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530655739633602">
                <text:p>-0.5306557396336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718224089907862">
                <text:p>-0.7182240899078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895132902311697">
                <text:p>-0.8951329023116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0606373574703">
                <text:p>-1.06063735747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21422402418238">
                <text:p>-1.214224024182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35561068192681">
                <text:p>-1.355610681926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.48474232631103">
                <text:p>-1.484742326311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.60178345378775">
                <text:p>-1.601783453787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.70710678118655">
                <text:p>-1.707106781186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.80127861224092">
                <text:p>-1.801278612240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88504111644328">
                <text:p>-1.885041116443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95929183439195">
                <text:p>-1.959291834391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2.02506076753379">
                <text:p>-2.025060767533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2.08348544816507">
                <text:p>-2.083485448165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2.13578441713216">
                <text:p>-2.135784417132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2.1832295613767">
                <text:p>-2.18322956137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2.2271177809086">
                <text:p>-2.22711778090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2.2687424646917">
                <text:p>-2.26874246469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2.30936525713787">
                <text:p>-2.309365257137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2.35018859139394">
                <text:p>-2.350188591393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2.39232945246241">
                <text:p>-2.392329452462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2.43679481263377">
                <text:p>-2.436794812633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2.48445915405281">
                <text:p>-2.484459154052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2.53604445893647">
                <text:p>-2.536044458936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2.59210300755182">
                <text:p>-2.59210300755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2.65300327819284">
                <text:p>-2.653003278192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2.71891919279498">
                <text:p>-2.718919192794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2.78982289729902">
                <text:p>-2.78982289729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2.86548120829032">
                <text:p>-2.865481208290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2.94545579770895">
                <text:p>-2.945455797708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3.02910712650208">
                <text:p>-3.029107126502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3.11560207693949">
                <text:p>-3.115602076939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3.20392517290912">
                <text:p>-3.203925172909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3.29289321881345">
                <text:p>-3.292893218813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3.38117313163184">
                <text:p>-3.381173131631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3.46730268819306">
                <text:p>-3.467302688193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3.54971386155128">
                <text:p>-3.549713861551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3.62675837734666">
                <text:p>-3.626758377346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3.69673508384523">
                <text:p>-3.696735083845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3.75791869858663">
                <text:p>-3.757918698586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3.80858947071657">
                <text:p>-3.808589470716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3.84706328152813">
                <text:p>-3.847063281528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3.87172169675134">
                <text:p>-3.871721696751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3.88104148286439">
                <text:p>-3.881041482864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3.8736231061795">
                <text:p>-3.87362310617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3.84821774758789">
                <text:p>-3.848217747587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3.80375238741652">
                <text:p>-3.803752387416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3.73935254352063">
                <text:p>-3.739352543520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3.65436228106579">
                <text:p>-3.654362281065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3.54836115389121">
                <text:p>-3.548361153891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3.42117778424389">
                <text:p>-3.421177784243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3.2728998392983">
                <text:p>-3.27289983929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3.10388021841977">
                <text:p>-3.103880218419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2.91473932371998">
                <text:p>-2.914739323719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2.70636334717151">
                <text:p>-2.706363347171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2.47989856944116">
                <text:p>-2.479898569441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2.23674172769686">
                <text:p>-2.236741727696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97852657096363">
                <text:p>-1.978526570963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.70710678118655">
                <text:p>-1.707106781186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42453549506504">
                <text:p>-1.424535495065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13304171505746">
                <text:p>-1.133041715057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835003946877609">
                <text:p>-0.8350039468776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532921444544663">
                <text:p>-0.5329214445446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229383481915389">
                <text:p>-0.2293834819153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0729628989759061">
                <text:p>0.07296289897590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371446188013729">
                <text:p>0.3714461880137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663404263701686">
                <text:p>0.6634042637016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946218305182277">
                <text:p>0.9462183051822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21734625661697">
                <text:p>1.217346256616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4743553470982">
                <text:p>1.47435534709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71495318310972">
                <text:p>1.714953183109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93701695189469">
                <text:p>1.937016951894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2.13862030260193">
                <text:p>2.138620302601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2.31805750731321">
                <text:p>2.318057507313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2.47386454546027">
                <text:p>2.473864545460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2.60483680207034">
                <text:p>2.604836802070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2.71004312200114">
                <text:p>2.710043122001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2.78883601803049">
                <text:p>2.788836018030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2.8408578894806">
                <text:p>2.84085788948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2.86604316906284">
                <text:p>2.866043169062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2.86461637787005">
                <text:p>2.864616377870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.83708613094738">
                <text:p>2.837086130947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.7842351976605">
                <text:p>2.78423519766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.70710678118655">
                <text:p>2.707106781186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